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8pt" style:font-size-asian="16pt" style:font-size-complex="16pt"/>
    </style:style>
    <style:style style:name="P2" style:family="paragraph" style:parent-style-name="Heading_20_2">
      <style:text-properties officeooo:paragraph-rsid="002599cd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officeooo:rsid="001ca97e" officeooo:paragraph-rsid="001ca97e"/>
    </style:style>
    <style:style style:name="P5" style:family="paragraph" style:parent-style-name="Standard">
      <style:text-properties officeooo:rsid="00224cc5" officeooo:paragraph-rsid="00224cc5"/>
    </style:style>
    <style:style style:name="P6" style:family="paragraph" style:parent-style-name="Text_20_body" style:list-style-name="L14">
      <style:text-properties officeooo:paragraph-rsid="0020705f"/>
    </style:style>
    <style:style style:name="P7" style:family="paragraph" style:parent-style-name="Text_20_body" style:list-style-name="L14">
      <style:text-properties officeooo:paragraph-rsid="00224cc5"/>
    </style:style>
    <style:style style:name="P8" style:family="paragraph" style:parent-style-name="Text_20_body" style:list-style-name="L14">
      <style:text-properties officeooo:paragraph-rsid="0024066f"/>
    </style:style>
    <style:style style:name="P9" style:family="paragraph" style:parent-style-name="Text_20_body" style:list-style-name="L14">
      <style:text-properties officeooo:paragraph-rsid="002599cd"/>
    </style:style>
    <style:style style:name="P10" style:family="paragraph" style:parent-style-name="Text_20_body" style:list-style-name="L14">
      <style:text-properties officeooo:paragraph-rsid="0026dcc1"/>
    </style:style>
    <style:style style:name="P11" style:family="paragraph" style:parent-style-name="Text_20_body" style:list-style-name="L14">
      <style:text-properties officeooo:paragraph-rsid="0038c563"/>
    </style:style>
    <style:style style:name="P12" style:family="paragraph" style:parent-style-name="Text_20_body">
      <style:text-properties officeooo:rsid="0020705f" officeooo:paragraph-rsid="0020705f"/>
    </style:style>
    <style:style style:name="P13" style:family="paragraph" style:parent-style-name="Text_20_body">
      <style:text-properties fo:font-weight="normal" officeooo:rsid="002af05f" officeooo:paragraph-rsid="0033265f" style:font-weight-asian="normal" style:font-weight-complex="normal"/>
    </style:style>
    <style:style style:name="P14" style:family="paragraph" style:parent-style-name="Text_20_body">
      <style:text-properties fo:font-weight="normal" officeooo:rsid="002af05f" officeooo:paragraph-rsid="003a4f96" style:font-weight-asian="normal" style:font-weight-complex="normal"/>
    </style:style>
    <style:style style:name="P15" style:family="paragraph" style:parent-style-name="Text_20_body">
      <style:text-properties fo:font-weight="normal" officeooo:rsid="003c0ecf" officeooo:paragraph-rsid="003c0ecf" style:font-weight-asian="normal" style:font-weight-complex="normal"/>
    </style:style>
    <style:style style:name="P16" style:family="paragraph" style:parent-style-name="Text_20_body">
      <style:text-properties fo:font-style="italic" fo:font-weight="normal" officeooo:rsid="002af05f" officeooo:paragraph-rsid="003c2bf0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officeooo:rsid="003c6e91" officeooo:paragraph-rsid="003c6e91" style:font-style-asian="italic" style:font-style-complex="italic"/>
    </style:style>
    <style:style style:name="P18" style:family="paragraph" style:parent-style-name="Text_20_body">
      <style:text-properties officeooo:paragraph-rsid="0031af71"/>
    </style:style>
    <style:style style:name="P19" style:family="paragraph" style:parent-style-name="Text_20_body" style:list-style-name="L18">
      <style:text-properties officeooo:paragraph-rsid="0031af71"/>
    </style:style>
    <style:style style:name="P20" style:family="paragraph" style:parent-style-name="Text_20_body" style:list-style-name="L19"/>
    <style:style style:name="P21" style:family="paragraph" style:parent-style-name="Text_20_body" style:list-style-name="L19">
      <style:paragraph-properties fo:margin-top="0cm" fo:margin-bottom="0cm" style:contextual-spacing="fals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777" style:font-weight-asian="bold" style:font-weight-complex="bold"/>
    </style:style>
    <style:style style:name="T5" style:family="text">
      <style:text-properties fo:font-weight="bold" officeooo:rsid="00222f62" style:font-weight-asian="bold" style:font-weight-complex="bold"/>
    </style:style>
    <style:style style:name="T6" style:family="text">
      <style:text-properties fo:font-weight="bold" officeooo:rsid="0024066f" style:font-weight-asian="bold" style:font-weight-complex="bold"/>
    </style:style>
    <style:style style:name="T7" style:family="text">
      <style:text-properties fo:font-weight="bold" officeooo:rsid="002599cd" style:font-weight-asian="bold" style:font-weight-complex="bold"/>
    </style:style>
    <style:style style:name="T8" style:family="text">
      <style:text-properties fo:font-weight="bold" officeooo:rsid="0031af71" style:font-weight-asian="bold" style:font-weight-complex="bold"/>
    </style:style>
    <style:style style:name="T9" style:family="text">
      <style:text-properties fo:font-weight="bold" officeooo:rsid="003c6e91" style:font-weight-asian="bold" style:font-weight-complex="bold"/>
    </style:style>
    <style:style style:name="T10" style:family="text">
      <style:text-properties officeooo:rsid="00222f62"/>
    </style:style>
    <style:style style:name="T11" style:family="text">
      <style:text-properties officeooo:rsid="00224cc5"/>
    </style:style>
    <style:style style:name="T12" style:family="text">
      <style:text-properties officeooo:rsid="0023d82c"/>
    </style:style>
    <style:style style:name="T13" style:family="text">
      <style:text-properties officeooo:rsid="0024066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fd86f" style:font-style-asian="italic" style:font-style-complex="italic"/>
    </style:style>
    <style:style style:name="T16" style:family="text">
      <style:text-properties fo:font-style="italic" officeooo:rsid="002d8d36" style:font-style-asian="italic" style:font-style-complex="italic"/>
    </style:style>
    <style:style style:name="T17" style:family="text">
      <style:text-properties fo:font-style="italic" officeooo:rsid="0033265f" style:font-style-asian="italic" style:font-style-complex="italic"/>
    </style:style>
    <style:style style:name="T18" style:family="text">
      <style:text-properties fo:font-style="italic" officeooo:rsid="00349ee7" style:font-style-asian="italic" style:font-style-complex="italic"/>
    </style:style>
    <style:style style:name="T19" style:family="text">
      <style:text-properties fo:font-style="italic" officeooo:rsid="0036f7b8" style:font-style-asian="italic" style:font-style-complex="italic"/>
    </style:style>
    <style:style style:name="T20" style:family="text">
      <style:text-properties fo:font-style="italic" officeooo:rsid="003c2bf0" style:font-style-asian="italic" style:font-style-complex="italic"/>
    </style:style>
    <style:style style:name="T21" style:family="text">
      <style:text-properties fo:font-style="italic" officeooo:rsid="003d0d9d" style:font-style-asian="italic" style:font-style-complex="italic"/>
    </style:style>
    <style:style style:name="T22" style:family="text">
      <style:text-properties fo:font-style="italic" fo:font-weight="normal" officeooo:rsid="0036f7b8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8c563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4066f" style:font-weight-asian="normal" style:font-weight-complex="normal"/>
    </style:style>
    <style:style style:name="T26" style:family="text">
      <style:text-properties fo:font-weight="normal" officeooo:rsid="002599cd" style:font-weight-asian="normal" style:font-weight-complex="normal"/>
    </style:style>
    <style:style style:name="T27" style:family="text">
      <style:text-properties fo:font-weight="normal" officeooo:rsid="0026dcc1" style:font-weight-asian="normal" style:font-weight-complex="normal"/>
    </style:style>
    <style:style style:name="T28" style:family="text">
      <style:text-properties fo:font-weight="normal" officeooo:rsid="0031af71" style:font-weight-asian="normal" style:font-weight-complex="normal"/>
    </style:style>
    <style:style style:name="T29" style:family="text">
      <style:text-properties fo:font-weight="normal" officeooo:rsid="00330520" style:font-weight-asian="normal" style:font-weight-complex="normal"/>
    </style:style>
    <style:style style:name="T30" style:family="text">
      <style:text-properties fo:font-weight="normal" officeooo:rsid="003c6e91" style:font-weight-asian="normal" style:font-weight-complex="normal"/>
    </style:style>
    <style:style style:name="T31" style:family="text">
      <style:text-properties officeooo:rsid="002564d8"/>
    </style:style>
    <style:style style:name="T32" style:family="text">
      <style:text-properties officeooo:rsid="002599cd"/>
    </style:style>
    <style:style style:name="T33" style:family="text">
      <style:text-properties officeooo:rsid="0026dcc1"/>
    </style:style>
    <style:style style:name="T34" style:family="text">
      <style:text-properties style:font-name="Consolas"/>
    </style:style>
    <style:style style:name="T35" style:family="text">
      <style:text-properties style:font-name="Consolas" fo:font-size="12pt" style:font-size-asian="12pt"/>
    </style:style>
    <style:style style:name="T36" style:family="text">
      <style:text-properties officeooo:rsid="002fd86f"/>
    </style:style>
    <style:style style:name="T37" style:family="text">
      <style:text-properties officeooo:rsid="0033265f"/>
    </style:style>
    <style:style style:name="T38" style:family="text">
      <style:text-properties officeooo:rsid="003c2bf0"/>
    </style:style>
    <style:style style:name="T39" style:family="text">
      <style:text-properties officeooo:rsid="003c6e91"/>
    </style:style>
    <style:style style:name="T40" style:family="text">
      <style:text-properties officeooo:rsid="003d0d9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Modulo </text:span><text:span text:style-name="T4">3</text:span><text:span text:style-name="T3"> – </text:span><text:span text:style-name="T4">Throwable</text:span></text:h>
      <text:p text:style-name="P4"><text:span text:style-name="T1">Nel mondo della programmazione, una gestione efficace delle eccezioni e degli errori è fondamentale per garantire la robustezza e l'affidabilità delle applicazioni. In questo modulo, approfondiremo il meccanismo con cui Java affronta queste situazioni critiche, concentrandoci sulla gerarchia della classe Throwable che costituisce la base per tutte le eccezioni e gli errori nel linguaggio. Esamineremo come e quando utilizzare i blocchi try, catch, finally per intercettare, gestire e, se necessario, rilanciare le eccezioni, garantendo così una gestione ottimale degli imprevisti in fase di esecuzione. </text:span></text:p>
      <text:p text:style-name="P5"><text:span text:style-name="T1">Importante tenere a mente il concetto di “gestione” dell’eccezione. Un’eccezione si definisce “gestibile” quando può essere </text:span><text:span text:style-name="T2">lanciata, catturata e manipolata</text:span><text:span text:style-name="T1"> direttamente dall’applicativo che si sta sviluppando (ad esempio tramite un blocco try/catch/finally).</text:span></text:p>
      <text:h text:style-name="Heading_20_2" text:outline-level="2">Concetti fondamentali:</text:h>
      <text:p text:style-name="P12">Fare riferimento al diagramma “ThrowableClassDiagram” per una rappresentazione grafica. Per maggiori informazioni è possibile fare riferimento alla <text:a xlink:type="simple" xlink:href="https://docs.oracle.com/javase/8/docs/api/java/lang/Throwable.html" text:style-name="Internet_20_link" text:visited-style-name="Visited_20_Internet_20_Link">documentazione ufficiale di Java</text:a></text:p>
      <text:list text:style-name="L14">
        <text:list-item>
          <text:p text:style-name="P6"><text:span text:style-name="T3">Classe Throwable</text:span>:<text:line-break/>È la classe base per tutte le eccezioni ed errori in Java. Fornisce metodi fondamentali come getMessage(), printStackTrace() e getCause() per aiutare nella diagnosi e gestione degli errori.</text:p>
        </text:list-item>
        <text:list-item>
          <text:p text:style-name="P8"><text:span text:style-name="T3">Classe Error</text:span>:<text:line-break/>Sottoclasse di Throwable che rappresenta errori gravi <text:span text:style-name="T11">e</text:span> irreversibili, <text:span text:style-name="T11">vengono lanciati direttamente dalla JVM (piuttosto che dall’applicazione) e, di conseguenza, non vengono gestiti dall’applicazione</text:span>. <text:span text:style-name="T11">Alcuni esempi </text:span><text:span text:style-name="T40">(</text:span><text:span text:style-name="T21">fare riferimento alla classe error.ErrorExample)</text:span><text:span text:style-name="T11">: </text:span></text:p>
          <text:list>
            <text:list-item>
              <text:p text:style-name="P8"><text:span text:style-name="T5">OutOfMemoryError</text:span><text:span text:style-name="T10">: memoria HEAP esaurita </text:span></text:p>
            </text:list-item>
            <text:list-item>
              <text:p text:style-name="P8"><text:span text:style-name="T5">StackOverflowError</text:span><text:span text:style-name="T10">: memoria STACK esaurita.</text:span></text:p>
            </text:list-item>
          </text:list>
        </text:list-item>
        <text:list-item>
          <text:p text:style-name="P7"><text:span text:style-name="T3">Classe Exception</text:span>:<text:line-break/>Sottoclasse di Throwable che raggruppa condizioni di errore gestibili dall'applicazione. Può essere suddivisa in:</text:p>
          <text:list>
            <text:list-item>
              <text:p text:style-name="P10"><text:span text:style-name="T3">Checked Exceptions</text:span>:<text:line-break/><text:span text:style-name="T7">Sono</text:span><text:span text:style-name="T32"> </text:span><text:span text:style-name="T7">eccezioni prevedibili</text:span><text:span text:style-name="T26">. </text:span><text:span text:style-name="T24">Devono</text:span> essere dichiarate <text:span text:style-name="T11">e/o </text:span>gestite con un blocco try/catch/<text:span text:style-name="T13">finally. </text:span><text:span text:style-name="T31">Vengono riconosciute</text:span><text:span text:style-name="T13"> </text:span><text:span text:style-name="T33">dal compilatore (e, di conseguenza, </text:span><text:span text:style-name="T13">dall’ambiente di programmazione </text:span><text:span text:style-name="T33">c</text:span><text:span text:style-name="T13">ome Eclipse)</text:span><text:span text:style-name="T31"> durante la scrittura del codice. Più informazioni nel paragrafo successivo.</text:span></text:p>
            </text:list-item>
            <text:list-item>
              <text:p text:style-name="P9"><text:span text:style-name="T3">Unchecked Exceptions (RuntimeException):</text:span><text:line-break/><text:span text:style-name="T7">Sono</text:span><text:span text:style-name="T32"> </text:span><text:span text:style-name="T7">eccezioni generalmente non prevedibili</text:span><text:span text:style-name="T12">. </text:span><text:span text:style-name="T32">Sono sottoclassi di RuntimeException. </text:span>Non sono obbligatorie da dichiarare e derivano da errori di programmazione. <text:span text:style-name="T12">Come suggerisce il nome, sono errori nati durante fase di “Runtime” (quando il programma è in fase di esecuzione) </text:span><text:span text:style-name="T13">e non vengono rilevate </text:span><text:span text:style-name="T33">dal compilatore (e, di conseguenza </text:span><text:span text:style-name="T13">dall’ambiente di programmazione </text:span><text:span text:style-name="T33">c</text:span><text:span text:style-name="T13">ome Eclipse) durante la scrittura del codice</text:span><text:span text:style-name="T12">.<text:line-break/>Alcuni esempi: </text:span></text:p>
              <text:list>
                <text:list-item>
                  <text:p text:style-name="P11"><text:soft-page-break/><text:span text:style-name="T6">NullPointerException</text:span><text:span text:style-name="T13">: si prova a richiamare un metodo o una variabile da un Object non istanziato (null).<text:line-break/></text:span><text:span text:style-name="T22">File uncheckedException.</text:span><text:span text:style-name="T23">NullPointerException</text:span><text:span text:style-name="T22">Example</text:span></text:p>
                </text:list-item>
                <text:list-item>
                  <text:p text:style-name="P8"><text:span text:style-name="T6">IndexOutOfBoundsException</text:span><text:span text:style-name="T25">: viene lanciato quando si prova ad accedere a una struttura dati con indice che eccede la sua lunghezza effettiva.<text:line-break/></text:span><text:span text:style-name="T22">File uncheckedException.IndexOutOfBoundExceptionExample</text:span></text:p>
                </text:list-item>
              </text:list>
            </text:list-item>
          </text:list>
        </text:list-item>
      </text:list>
      <text:p text:style-name="P14"><text:span text:style-name="T15">Con riferimento a</text:span><text:span text:style-name="T17">l file</text:span><text:span text:style-name="T15"> </text:span><text:span text:style-name="T19">uncheckedException.</text:span><text:span text:style-name="T15">RuntimeExceptionExample<text:line-break/></text:span><text:span text:style-name="T14">Esempio di codice che lancia una Runtime Exception. </text:span><text:span text:style-name="T15">S</text:span><text:span text:style-name="T14">i nota che l’errore non richiede di essere gestito. </text:span><text:span text:style-name="T16">Ci soffermeremo sui dettagli semantici nei prossimi paragrafi.</text:span></text:p>
      <text:h text:style-name="P2" text:outline-level="2"><text:span text:style-name="Strong_20_Emphasis"><text:span text:style-name="T32">Checked Exceptions</text:span></text:span></text:h>
      <text:p text:style-name="P18"><text:span text:style-name="T27">S</text:span><text:span text:style-name="T24">ono eccezioni che il compilatore </text:span><text:span text:style-name="T27">(e, di conseguenza, l’ambiente di programmazione)</text:span><text:span text:style-name="T24"> obbliga a gestire, poiché rappresentano condizioni di errore prevedibili e recuperabili. </text:span></text:p>
      <text:list text:style-name="L18">
        <text:list-item>
          <text:p text:style-name="P19"><text:span text:style-name="T3">Gestione</text:span><text:span text:style-name="T24">:<text:line-break/>Devono essere catturate con un blocco </text:span><text:span text:style-name="T8">try/catch/finally</text:span><text:span text:style-name="T28"> </text:span><text:span text:style-name="T24">o</text:span><text:span text:style-name="T28">ppure vanno delegate</text:span><text:span text:style-name="T24"> nella </text:span><text:span text:style-name="T28">dichiarazione </text:span><text:span text:style-name="T24">del metodo tramite la keyword </text:span><text:span text:style-name="T3">throws</text:span><text:span text:style-name="T24">.</text:span></text:p>
        </text:list-item>
        <text:list-item>
          <text:p text:style-name="P19"><text:span text:style-name="T3">Scopo</text:span><text:span text:style-name="T24">:<text:line-break/>Garantire che il programmatore consideri e gestisca esplicitamente possibili errori durante la compilazione, migliorando la robustezza dell'applicazione.</text:span></text:p>
        </text:list-item>
        <text:list-item>
          <text:p text:style-name="P19"><text:span text:style-name="T3">Esempi Comuni</text:span><text:span text:style-name="T24">:</text:span></text:p>
          <text:list>
            <text:list-item>
              <text:p text:style-name="P19"><text:span text:style-name="T3">IOException</text:span><text:span text:style-name="T24">: segnala errori durante le operazioni di input/output, come la lettura o la scrittura di file, problemi con stream o altre risorse I/O. Viene sollevata quando si verifica un problema generale nella gestione dei </text:span><text:span text:style-name="T29">flussi di dati</text:span><text:span text:style-name="T24">. </text:span></text:p>
            </text:list-item>
            <text:list-item>
              <text:p text:style-name="P19"><text:span text:style-name="T3">FileNotFoundException</text:span>:<text:line-break/>È una sottoclasse di IOException che si verifica specificamente quando un'applicazione tenta di accedere a un file che non esiste o non è accessibile, ad esempio a causa di un percorso errato o di permessi insufficienti.</text:p>
            </text:list-item>
          </text:list>
        </text:list-item>
      </text:list>
      <text:p text:style-name="P13"><text:span text:style-name="T15">Con riferimento a</text:span><text:span text:style-name="T17">l file</text:span><text:span text:style-name="T15"> </text:span><text:span text:style-name="T20">checkedException.</text:span><text:span text:style-name="T17">CheckedException</text:span><text:span text:style-name="T15">Example.<text:line-break/></text:span><text:span text:style-name="T14">Esempio di codice che lancia una </text:span><text:span text:style-name="T17">IOException</text:span><text:span text:style-name="T14">. <text:line-break/></text:span><text:span text:style-name="T18">Il metodo “sum” utilizza la keyword throws per delegare la gestione dell’eccezione.<text:line-break/>Il metodo “main” non implementa nessuna logica di gestione, s</text:span><text:span text:style-name="T14">i nota che l’errore richiede di essere gestito. </text:span></text:p>
      <text:h text:style-name="P3" text:outline-level="2">Blocco try/catch/finally</text:h>
      <text:p text:style-name="P15">Il blocco <text:span text:style-name="Strong_20_Emphasis">try/catch/finally</text:span> è una struttura di controllo utilizzata per gestire le eccezioni in Java:</text:p>
      <text:list text:style-name="L19">
        <text:list-item>
          <text:p text:style-name="P21"><text:span text:style-name="Strong_20_Emphasis">try:</text:span> Contiene il codice che potrebbe generare un'eccezione.</text:p>
        </text:list-item>
        <text:list-item>
          <text:p text:style-name="P21"><text:span text:style-name="Strong_20_Emphasis">catch:</text:span> Intercetta e gestisce le eccezioni sollevate nel blocco try.</text:p>
        </text:list-item>
        <text:list-item>
          <text:p text:style-name="P20"><text:span text:style-name="Strong_20_Emphasis">finally:</text:span> Viene eseguito sempre, indipendentemente dal fatto che un'eccezione sia stata sollevata o meno, ed è utile per il rilascio di risorse o operazioni di pulizia.</text:p>
        </text:list-item>
      </text:list>
      <text:p text:style-name="P16"><text:span text:style-name="T36">Con riferimento a</text:span><text:span text:style-name="T37">l file</text:span><text:span text:style-name="T36"> </text:span><text:span text:style-name="T38">checkedException.TryCatchFinallyExample</text:span><text:span text:style-name="T36">.<text:line-break/></text:span><text:span text:style-name="T38">Sono forniti vari blocchi di codice per cementare quanto sopra spiegato</text:span></text:p>
      <text:h text:style-name="Heading_20_2" text:outline-level="2">Custom Exceptions</text:h>
      <text:p text:style-name="Text_20_body">Le eccezioni custom in Java sono eccezioni definite dall'utente per gestire in modo specifico condizioni d'errore particolari all'interno dell'applicazione.<text:line-break/><text:span text:style-name="T39">Basandoci su quanto studiato nel</text:span><text:span text:style-name="T9"> Modulo 2</text:span><text:span text:style-name="T30">, e</text:span>stendendo classi come Exception o RuntimeException <text:span text:style-name="T9">ereditiamo anche le loro proprietà </text:span><text:span text:style-name="T30">(quindi, quanto esaustivamente spiegato sopra). E’ così</text:span> possibile creare eccezioni che rendono il codice più chiaro e facilmente <text:span text:style-name="T39">mantenibile</text:span>, fornendo un contesto preciso sull'errore riscontrato. Questo approccio consente di implementare una gestione degli errori più mirata e coerente con il dominio dell'applicazione.</text:p>
      <text:p text:style-name="P17">Fare riferimento al package customException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4:35:36.165000000</meta:creation-date>
    <meta:editing-duration>PT2H7M41S</meta:editing-duration>
    <meta:editing-cycles>34</meta:editing-cycles>
    <meta:generator>LibreOffice/24.2.2.2$Windows_X86_64 LibreOffice_project/d56cc158d8a96260b836f100ef4b4ef25d6f1a01</meta:generator>
    <dc:date>2025-02-18T16:54:09.043000000</dc:date>
    <meta:document-statistic meta:table-count="0" meta:image-count="0" meta:object-count="0" meta:page-count="3" meta:paragraph-count="32" meta:word-count="756" meta:character-count="5674" meta:non-whitespace-character-count="4958"/>
  </office:meta>
</office:document-meta>
</file>